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75cm"/>
    </style:style>
    <style:style style:name="co3" style:family="table-column">
      <style:table-column-properties fo:break-before="auto" style:column-width="8.689cm"/>
    </style:style>
    <style:style style:name="co4" style:family="table-column">
      <style:table-column-properties fo:break-before="auto" style:column-width="3.044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7.53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3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Standard_20_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6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Standard_20_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Standard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5f_BuiltIn_5f_Percen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  <style:map style:condition="is-true-formula([.$C$137]=[.$B$296])" style:apply-style-name="Excel_5f_CondFormat_5f_1_5f_7_5f_1" style:base-cell-address="'Medien Energie Reinigung'.A139"/>
    </style:style>
    <style:style style:name="ce9" style:family="table-cell" style:parent-style-name="Default" style:data-style-name="N1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Medien Energie Reinigun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din276Code</text:p>
          </table:table-cell>
          <table:table-cell office:value-type="string">
            <text:p>label</text:p>
          </table:table-cell>
          <table:table-cell office:value-type="string">
            <text:p>refValue</text:p>
          </table:table-cell>
          <table:table-cell office:value-type="string">
            <text:p>refUnit</text:p>
          </table:table-cell>
          <table:table-cell office:value-type="string">
            <text:p>grouping</text:p>
          </table:table-cell>
          <table:table-cell office:value-type="string">
            <text:p>headline</text:p>
          </table:table-cell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Wasser (Wert aus Kriterium 1.2.3)</text:p>
          </table:table-cell>
          <table:table-cell office:value-type="float" office:value="2.01">
            <text:p>2,01</text:p>
          </table:table-cell>
          <table:table-cell office:value-type="string">
            <text:p>€/m³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Abwasser - Schmutzwasser (Wert aus Kriterium 1.2.3)</text:p>
          </table:table-cell>
          <table:table-cell office:value-type="float" office:value="2.14">
            <text:p>2,14</text:p>
          </table:table-cell>
          <table:table-cell office:value-type="string">
            <text:p>€/m³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Abwasser - Niederschlag <text:s/>(Wert aus Kriterium 1.2.3)</text:p>
          </table:table-cell>
          <table:table-cell office:value-type="float" office:value="1.1">
            <text:p>1,1</text:p>
          </table:table-cell>
          <table:table-cell office:value-type="string">
            <text:p>€/m³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Heizwärme laut EnEV</text:p>
          </table:table-cell>
          <table:table-cell office:value-type="float" office:value="0.09">
            <text:p>0,09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Warmwasserbereitung laut EnEV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Luftförderung laut EnEV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Klimakälte laut EnEV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Beleuchtung laut EnEV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nergie - Endenergiebedarf Hilfsenergie laut EnEV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inspeisevergütung laut EEG (Energiemenge)</text:p>
          </table:table-cell>
          <table:table-cell/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Eigennutzung nach Ende der Einspeisevergütung (Energiemenge)</text:p>
          </table:table-cell>
          <table:table-cell office:value-type="float" office:value="0.17">
            <text:p>0,17</text:p>
          </table:table-cell>
          <table:table-cell office:value-type="string">
            <text:p>€/kWh</text:p>
          </table:table-cell>
          <table:table-cell office:value-type="string">
            <text:p>ENERGY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Glasflächen gut zugänglich</text:p>
          </table:table-cell>
          <table:table-cell office:value-type="float" office:value="1.2">
            <text:p>1,2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Glasflächen - KGR 334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Glasflächen mittlere Zugänglichkeit</text:p>
          </table:table-cell>
          <table:table-cell office:value-type="float" office:value="1.5">
            <text:p>1,5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Glasflächen - KGR 334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Glasflächen schwer zugänglich</text:p>
          </table:table-cell>
          <table:table-cell office:value-type="float" office:value="2.31">
            <text:p>2,31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Glasflächen - KGR 334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Naturstein (weich)</text:p>
          </table:table-cell>
          <table:table-cell office:value-type="float" office:value="3.26">
            <text:p>3,26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Außenwandbekleidungen - KGR 33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Aluminium, Edelstahl, Kupferblech, Stahl (korrosionsgeschützt)</text:p>
          </table:table-cell>
          <table:table-cell office:value-type="float" office:value="1.25">
            <text:p>1,25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Außenwandbekleidungen - KGR 33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Glas variabel</text:p>
          </table:table-cell>
          <table:table-cell office:value-type="float" office:value="0.19">
            <text:p>0,19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Außenwandbekleidungen - KGR 335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Keramik, Kunststein / Werkstein, Naturstein (hart)</text:p>
          </table:table-cell>
          <table:table-cell office:value-type="float" office:value="0.63">
            <text:p>0,63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Außenwandbekleidungen - KGR 335</text:p>
          </table:table-cell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Reinigung von Sonnenschutzvorrichtungen</text:p>
          </table:table-cell>
          <table:table-cell office:value-type="float" office:value="1.25">
            <text:p>1,25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Sonnenschutzvorrichtungen - KGR 338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Reinigung von Innentüren und -fenster</text:p>
          </table:table-cell>
          <table:table-cell office:value-type="float" office:value="0.24">
            <text:p>0,24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Innentüren und Fenstern - KGR 344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keramische Fliesen, Natur- / Werkstein (weich)</text:p>
          </table:table-cell>
          <table:table-cell office:value-type="float" office:value="6">
            <text:p>6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normal belastet - KGR 35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extilbelag</text:p>
          </table:table-cell>
          <table:table-cell office:value-type="float" office:value="5">
            <text:p>5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normal belastet - KGR 35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Kunststoff bis 2,5 mm, Laminat, Linoleum bis 2,5 mm, Parkett</text:p>
          </table:table-cell>
          <table:table-cell office:value-type="float" office:value="3.75">
            <text:p>3,75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normal belastet - KGR 35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keramische Fliesen, Parkett</text:p>
          </table:table-cell>
          <table:table-cell office:value-type="float" office:value="7.06">
            <text:p>7,06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stark belastet - KGR 352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Kunststoff über 2,5 mm, Linoleum ab 3,2 mm, Natur- / Werkstein (hart), Textilbelag</text:p>
          </table:table-cell>
          <table:table-cell office:value-type="float" office:value="4.41">
            <text:p>4,41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stark belastet - KGR 352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Sanitäreinrichtungen / Bodenflächen</text:p>
          </table:table-cell>
          <table:table-cell office:value-type="float" office:value="7.06">
            <text:p>7,06</text:p>
          </table:table-cell>
          <table:table-cell office:value-type="string">
            <text:p>€/m²a</text:p>
          </table:table-cell>
          <table:table-cell office:value-type="string">
            <text:p>CLEANING</text:p>
          </table:table-cell>
          <table:table-cell office:value-type="string">
            <text:p>Reinigung von Bodenbeläge stark belastet - KGR 412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Wartung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din276Code</text:p>
          </table:table-cell>
          <table:table-cell office:value-type="string">
            <text:p>label</text:p>
          </table:table-cell>
          <table:table-cell office:value-type="string">
            <text:p>maintenancePerc</text:p>
          </table:table-cell>
          <table:table-cell office:value-type="string">
            <text:p>servicePerc</text:p>
          </table:table-cell>
          <table:table-cell office:value-type="string">
            <text:p>grouping</text:p>
          </table:table-cell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Baugrub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Gründung ohne KG 327 Drainag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Drainage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Außenwän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Außenstützen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Außentüren und -fenster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Außenwandbekleidungen außen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Außenwände sonstig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Tragende Innenwän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Nichttragende Innenwänd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Innentüren und -fenster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Innenwandbekleidungen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Elementierte Innenwände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Innenwände sonstig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Deckenkonstruk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Deckenbeläge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Deckenbekleidung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Decken sonstiges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Dachkonstruktio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Dachfenster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Dachbeläge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Dachbekleidungen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Dächer sonstiges</text:p>
          </table:table-cell>
          <table:table-cell office:value-type="float" office:value="0.006">
            <text:p>0,006</text:p>
          </table:table-cell>
          <table:table-cell office:value-type="float" office:value="0.001">
            <text:p>0,001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Baukonstruktive Einbaut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91">
            <text:p>391</text:p>
          </table:table-cell>
          <table:table-cell office:value-type="string">
            <text:p>Baustelleneinrichtun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Gerüst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GR300</text:p>
          </table:table-cell>
        </table:table-row>
        <table:table-row table:style-name="ro3">
          <table:table-cell table:style-name="ce2" office:value-type="float" office:value="411">
            <text:p>411</text:p>
          </table:table-cell>
          <table:table-cell table:style-name="ce4" office:value-type="string">
            <text:p>Abwasseranlage</text:p>
          </table:table-cell>
          <table:table-cell table:style-name="ce5" office:value-type="float" office:value="0.0055">
            <text:p>0,005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12">
            <text:p>412</text:p>
          </table:table-cell>
          <table:table-cell table:style-name="ce4" office:value-type="string">
            <text:p>Wasseranlagen</text:p>
          </table:table-cell>
          <table:table-cell table:style-name="ce5" office:value-type="float" office:value="0.0055">
            <text:p>0,005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19">
            <text:p>419</text:p>
          </table:table-cell>
          <table:table-cell table:style-name="ce4" office:value-type="string">
            <text:p>Sonstiges</text:p>
          </table:table-cell>
          <table:table-cell table:style-name="ce5" office:value-type="float" office:value="0.0055">
            <text:p>0,005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21">
            <text:p>421</text:p>
          </table:table-cell>
          <table:table-cell table:style-name="ce4" office:value-type="string">
            <text:p>Wärmepumpe mit Zubehör</text:p>
          </table:table-cell>
          <table:table-cell table:style-name="ce5" office:value-type="float" office:value="0.005">
            <text:p>0,005</text:p>
          </table:table-cell>
          <table:table-cell table:style-name="ce5" office:value-type="float" office:value="0.009">
            <text:p>0,009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22">
            <text:p>422</text:p>
          </table:table-cell>
          <table:table-cell table:style-name="ce4" office:value-type="string">
            <text:p>Wärmeverteilnetze mit Kühlen</text:p>
          </table:table-cell>
          <table:table-cell table:style-name="ce5" office:value-type="float" office:value="0.01">
            <text:p>0,01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23">
            <text:p>423</text:p>
          </table:table-cell>
          <table:table-cell table:style-name="ce4" office:value-type="string">
            <text:p>Kapillar-Rohrmatten Heizen Kühlen</text:p>
          </table:table-cell>
          <table:table-cell table:number-columns-repeated="2" table:style-name="ce5" office:value-type="float" office:value="0.01">
            <text:p>0,01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29">
            <text:p>429</text:p>
          </table:table-cell>
          <table:table-cell table:style-name="ce4" office:value-type="string">
            <text:p>solarthermische Anlagen</text:p>
          </table:table-cell>
          <table:table-cell table:style-name="ce5" office:value-type="float" office:value="0.02">
            <text:p>0,02</text:p>
          </table:table-cell>
          <table:table-cell table:style-name="ce5" office:value-type="float" office:value="0.01">
            <text:p>0,01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31">
            <text:p>431</text:p>
          </table:table-cell>
          <table:table-cell table:style-name="ce4" office:value-type="string">
            <text:p>Lufttechnische Anlage</text:p>
          </table:table-cell>
          <table:table-cell table:style-name="ce5" office:value-type="float" office:value="0.024">
            <text:p>0,024</text:p>
          </table:table-cell>
          <table:table-cell table:style-name="ce5" office:value-type="float" office:value="0.0205">
            <text:p>0,020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42">
            <text:p>442</text:p>
          </table:table-cell>
          <table:table-cell table:style-name="ce4" office:value-type="string">
            <text:p>Eigenstromversorgung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43">
            <text:p>443</text:p>
          </table:table-cell>
          <table:table-cell table:style-name="ce4" office:value-type="string">
            <text:p>Niederspannungsschaltanlagen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44">
            <text:p>444</text:p>
          </table:table-cell>
          <table:table-cell table:style-name="ce4" office:value-type="string">
            <text:p>Niederspannungsinstallationsanlagen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45">
            <text:p>445</text:p>
          </table:table-cell>
          <table:table-cell table:style-name="ce4" office:value-type="string">
            <text:p>Beleuchtungsanlage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4">
          <table:table-cell table:style-name="ce2" office:value-type="float" office:value="446">
            <text:p>446</text:p>
          </table:table-cell>
          <table:table-cell table:style-name="ce4" office:value-type="string">
            <text:p>Blitz- und erdungsanlagen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49">
            <text:p>449</text:p>
          </table:table-cell>
          <table:table-cell table:style-name="ce4" office:value-type="string">
            <text:p>Sonstiges</text:p>
          </table:table-cell>
          <table:table-cell table:style-name="ce5" office:value-type="float" office:value="0.0065">
            <text:p>0,0065</text:p>
          </table:table-cell>
          <table:table-cell table:style-name="ce5" office:value-type="float" office:value="0.0125">
            <text:p>0,012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51">
            <text:p>451</text:p>
          </table:table-cell>
          <table:table-cell table:style-name="ce4" office:value-type="string">
            <text:p>TK-Netze</text:p>
          </table:table-cell>
          <table:table-cell table:style-name="ce5" office:value-type="float" office:value="0.0025">
            <text:p>0,002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52">
            <text:p>452</text:p>
          </table:table-cell>
          <table:table-cell table:style-name="ce4" office:value-type="string">
            <text:p>Such- und Signalanlagen</text:p>
          </table:table-cell>
          <table:table-cell table:style-name="ce5" office:value-type="float" office:value="0.0025">
            <text:p>0,002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55">
            <text:p>455</text:p>
          </table:table-cell>
          <table:table-cell table:style-name="ce4" office:value-type="string">
            <text:p>Antennenanlagen</text:p>
          </table:table-cell>
          <table:table-cell table:style-name="ce5" office:value-type="float" office:value="0.0025">
            <text:p>0,002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56">
            <text:p>456</text:p>
          </table:table-cell>
          <table:table-cell table:style-name="ce4" office:value-type="string">
            <text:p>Gefahrenmelde- und Alarmanlagen</text:p>
          </table:table-cell>
          <table:table-cell table:style-name="ce5" office:value-type="float" office:value="0.0025">
            <text:p>0,0025</text:p>
          </table:table-cell>
          <table:table-cell table:style-name="ce5" office:value-type="float" office:value="0.007">
            <text:p>0,007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2" office:value-type="float" office:value="461">
            <text:p>461</text:p>
          </table:table-cell>
          <table:table-cell table:style-name="ce4" office:value-type="string">
            <text:p>Aufzugsanlage</text:p>
          </table:table-cell>
          <table:table-cell table:style-name="ce5" office:value-type="float" office:value="0.011">
            <text:p>0,011</text:p>
          </table:table-cell>
          <table:table-cell table:style-name="ce5" office:value-type="float" office:value="0.0205">
            <text:p>0,0205</text:p>
          </table:table-cell>
          <table:table-cell table:style-name="ce6" office:value-type="string">
            <text:p>KGR400</text:p>
          </table:table-cell>
        </table:table-row>
        <table:table-row table:style-name="ro3">
          <table:table-cell table:style-name="ce3" office:value-type="float" office:value="481">
            <text:p>481</text:p>
          </table:table-cell>
          <table:table-cell table:style-name="ce4" office:value-type="string">
            <text:p>Automationssysteme</text:p>
          </table:table-cell>
          <table:table-cell table:number-columns-repeated="2" table:style-name="ce5" office:value-type="float" office:value="0.005">
            <text:p>0,005</text:p>
          </table:table-cell>
          <table:table-cell table:style-name="ce6" office:value-type="string">
            <text:p>KGR40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Unregelm Zahlungen" table:style-name="ta1">
        <table:table-column table:style-name="co1" table:default-cell-style-name="ce7"/>
        <table:table-column table:style-name="co6" table:default-cell-style-name="ce7"/>
        <table:table-column table:style-name="co1" table:number-columns-repeated="1022" table:default-cell-style-name="ce7"/>
        <table:table-row table:style-name="ro3">
          <table:table-cell table:style-name="ce3" office:value-type="string">
            <text:p>din276Code</text:p>
          </table:table-cell>
          <table:table-cell table:style-name="ce4" office:value-type="string">
            <text:p>label</text:p>
          </table:table-cell>
          <table:table-cell office:value-type="string">
            <text:p>lifeTime</text:p>
          </table:table-cell>
          <table:table-cell office:value-type="string">
            <text:p>grouping</text:p>
          </table:table-cell>
          <table:table-cell table:number-columns-repeated="1020"/>
        </table:table-row>
        <table:table-row table:style-name="ro3">
          <table:table-cell table:style-name="ce3" office:value-type="float" office:value="310">
            <text:p>310</text:p>
          </table:table-cell>
          <table:table-cell table:style-name="ce4" office:value-type="string">
            <text:p>Baugrub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20">
            <text:p>320</text:p>
          </table:table-cell>
          <table:table-cell table:style-name="ce4" office:value-type="string">
            <text:p>Gründung ohne KG 327 Drainag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27">
            <text:p>327</text:p>
          </table:table-cell>
          <table:table-cell table:style-name="ce4" office:value-type="string">
            <text:p>Drainage</text:p>
          </table:table-cell>
          <table:table-cell table:style-name="ce9" office:value-type="float" office:value="25">
            <text:p>25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31">
            <text:p>331</text:p>
          </table:table-cell>
          <table:table-cell table:style-name="ce4" office:value-type="string">
            <text:p>Außenwänd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33">
            <text:p>333</text:p>
          </table:table-cell>
          <table:table-cell table:style-name="ce4" office:value-type="string">
            <text:p>Außenstützen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34">
            <text:p>334</text:p>
          </table:table-cell>
          <table:table-cell table:style-name="ce4" office:value-type="string">
            <text:p>Außentüren und -fenster</text:p>
          </table:table-cell>
          <table:table-cell table:style-name="ce9" office:value-type="float" office:value="40">
            <text:p>4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35">
            <text:p>335</text:p>
          </table:table-cell>
          <table:table-cell table:style-name="ce4" office:value-type="string">
            <text:p>Außenwandbekleidungen außen</text:p>
          </table:table-cell>
          <table:table-cell table:style-name="ce9" office:value-type="float" office:value="25">
            <text:p>25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39">
            <text:p>339</text:p>
          </table:table-cell>
          <table:table-cell table:style-name="ce4" office:value-type="string">
            <text:p>Außenwände sonstiges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41">
            <text:p>341</text:p>
          </table:table-cell>
          <table:table-cell table:style-name="ce4" office:value-type="string">
            <text:p>Tragende Innenwänd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42">
            <text:p>342</text:p>
          </table:table-cell>
          <table:table-cell table:style-name="ce4" office:value-type="string">
            <text:p>Nichttragende Innenwänd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44">
            <text:p>344</text:p>
          </table:table-cell>
          <table:table-cell table:style-name="ce4" office:value-type="string">
            <text:p>Innentüren und -fenster</text:p>
          </table:table-cell>
          <table:table-cell table:style-name="ce9" office:value-type="float" office:value="40">
            <text:p>4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45">
            <text:p>345</text:p>
          </table:table-cell>
          <table:table-cell table:style-name="ce4" office:value-type="string">
            <text:p>Innenwandbekleidungen (Fliesen, Farbe etc.)</text:p>
          </table:table-cell>
          <table:table-cell table:style-name="ce9" office:value-type="float" office:value="25">
            <text:p>25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4">
          <table:table-cell table:style-name="ce3" office:value-type="float" office:value="346">
            <text:p>346</text:p>
          </table:table-cell>
          <table:table-cell table:style-name="ce4" office:value-type="string">
            <text:p>Elementierte Innenwänd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49">
            <text:p>349</text:p>
          </table:table-cell>
          <table:table-cell table:style-name="ce4" office:value-type="string">
            <text:p>Innenwände sonstiges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51">
            <text:p>351</text:p>
          </table:table-cell>
          <table:table-cell table:style-name="ce4" office:value-type="string">
            <text:p>Deckenkonstruktion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52">
            <text:p>352</text:p>
          </table:table-cell>
          <table:table-cell table:style-name="ce4" office:value-type="string">
            <text:p>Deckenbeläge</text:p>
          </table:table-cell>
          <table:table-cell table:style-name="ce9" office:value-type="float" office:value="25">
            <text:p>25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53">
            <text:p>353</text:p>
          </table:table-cell>
          <table:table-cell table:style-name="ce4" office:value-type="string">
            <text:p>Deckenbekleidun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59">
            <text:p>359</text:p>
          </table:table-cell>
          <table:table-cell table:style-name="ce4" office:value-type="string">
            <text:p>Decken sonstiges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61">
            <text:p>361</text:p>
          </table:table-cell>
          <table:table-cell table:style-name="ce4" office:value-type="string">
            <text:p>Dachkonstruktion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62">
            <text:p>362</text:p>
          </table:table-cell>
          <table:table-cell table:style-name="ce4" office:value-type="string">
            <text:p>Dachfenster</text:p>
          </table:table-cell>
          <table:table-cell table:style-name="ce9" office:value-type="float" office:value="40">
            <text:p>4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63">
            <text:p>363</text:p>
          </table:table-cell>
          <table:table-cell table:style-name="ce4" office:value-type="string">
            <text:p>Dachbeläg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64">
            <text:p>364</text:p>
          </table:table-cell>
          <table:table-cell table:style-name="ce4" office:value-type="string">
            <text:p>Dachbekleidungen</text:p>
          </table:table-cell>
          <table:table-cell table:style-name="ce9" office:value-type="float" office:value="40">
            <text:p>4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69">
            <text:p>369</text:p>
          </table:table-cell>
          <table:table-cell table:style-name="ce4" office:value-type="string">
            <text:p>Dächer sonstiges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79">
            <text:p>379</text:p>
          </table:table-cell>
          <table:table-cell table:style-name="ce4" office:value-type="string">
            <text:p>Baukonstruktive Einbauten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91">
            <text:p>391</text:p>
          </table:table-cell>
          <table:table-cell table:style-name="ce4" office:value-type="string">
            <text:p>Baustelleneinrichtung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392">
            <text:p>392</text:p>
          </table:table-cell>
          <table:table-cell table:style-name="ce4" office:value-type="string">
            <text:p>Gerüste</text:p>
          </table:table-cell>
          <table:table-cell table:style-name="ce9" office:value-type="float" office:value="50">
            <text:p>50</text:p>
          </table:table-cell>
          <table:table-cell office:value-type="string">
            <text:p>KGU300</text:p>
          </table:table-cell>
          <table:table-cell table:number-columns-repeated="1020"/>
        </table:table-row>
        <table:table-row table:style-name="ro3">
          <table:table-cell table:style-name="ce3" office:value-type="float" office:value="411">
            <text:p>411</text:p>
          </table:table-cell>
          <table:table-cell table:style-name="ce4" office:value-type="string">
            <text:p>Abwasseranlage</text:p>
          </table:table-cell>
          <table:table-cell table:style-name="ce9" office:value-type="float" office:value="50">
            <text:p>50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12">
            <text:p>412</text:p>
          </table:table-cell>
          <table:table-cell table:style-name="ce4" office:value-type="string">
            <text:p>Wasseranlagen</text:p>
          </table:table-cell>
          <table:table-cell table:style-name="ce9" office:value-type="float" office:value="50">
            <text:p>50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19">
            <text:p>419</text:p>
          </table:table-cell>
          <table:table-cell table:style-name="ce4" office:value-type="string">
            <text:p>Sonstiges</text:p>
          </table:table-cell>
          <table:table-cell table:style-name="ce9" office:value-type="float" office:value="50">
            <text:p>50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21">
            <text:p>421</text:p>
          </table:table-cell>
          <table:table-cell table:style-name="ce4" office:value-type="string">
            <text:p>Wärmepumpe mit Zubehör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22">
            <text:p>422</text:p>
          </table:table-cell>
          <table:table-cell table:style-name="ce4" office:value-type="string">
            <text:p>Wärmeverteilnetze mit Kühlen</text:p>
          </table:table-cell>
          <table:table-cell table:style-name="ce9" office:value-type="float" office:value="50">
            <text:p>50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23">
            <text:p>423</text:p>
          </table:table-cell>
          <table:table-cell table:style-name="ce4" office:value-type="string">
            <text:p>Kapillar-Rohrmatten Heizen Kühl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29">
            <text:p>429</text:p>
          </table:table-cell>
          <table:table-cell table:style-name="ce4" office:value-type="string">
            <text:p>solarthermische 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31">
            <text:p>431</text:p>
          </table:table-cell>
          <table:table-cell table:style-name="ce4" office:value-type="string">
            <text:p>Lufttechnische Anlage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42">
            <text:p>442</text:p>
          </table:table-cell>
          <table:table-cell table:style-name="ce4" office:value-type="string">
            <text:p>Eigenstromversorgung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43">
            <text:p>443</text:p>
          </table:table-cell>
          <table:table-cell table:style-name="ce4" office:value-type="string">
            <text:p>Niederspannungsschalt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44">
            <text:p>444</text:p>
          </table:table-cell>
          <table:table-cell table:style-name="ce4" office:value-type="string">
            <text:p>Niederspannungsinstallations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45">
            <text:p>445</text:p>
          </table:table-cell>
          <table:table-cell table:style-name="ce4" office:value-type="string">
            <text:p>Beleuchtungsanlage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4">
          <table:table-cell table:style-name="ce3" office:value-type="float" office:value="446">
            <text:p>446</text:p>
          </table:table-cell>
          <table:table-cell table:style-name="ce4" office:value-type="string">
            <text:p>Blitz- und erdungs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49">
            <text:p>449</text:p>
          </table:table-cell>
          <table:table-cell table:style-name="ce4" office:value-type="string">
            <text:p>Sonstiges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51">
            <text:p>451</text:p>
          </table:table-cell>
          <table:table-cell table:style-name="ce4" office:value-type="string">
            <text:p>TK-Netze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52">
            <text:p>452</text:p>
          </table:table-cell>
          <table:table-cell table:style-name="ce4" office:value-type="string">
            <text:p>Such- und Signal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55">
            <text:p>455</text:p>
          </table:table-cell>
          <table:table-cell table:style-name="ce4" office:value-type="string">
            <text:p>Antennen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56">
            <text:p>456</text:p>
          </table:table-cell>
          <table:table-cell table:style-name="ce4" office:value-type="string">
            <text:p>Gefahrenmelde- und Alarmanlagen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61">
            <text:p>461</text:p>
          </table:table-cell>
          <table:table-cell table:style-name="ce4" office:value-type="string">
            <text:p>Aufzugsanlage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3">
          <table:table-cell table:style-name="ce3" office:value-type="float" office:value="481">
            <text:p>481</text:p>
          </table:table-cell>
          <table:table-cell table:style-name="ce4" office:value-type="string">
            <text:p>Automationssysteme</text:p>
          </table:table-cell>
          <table:table-cell table:style-name="ce9" office:value-type="float" office:value="25">
            <text:p>25</text:p>
          </table:table-cell>
          <table:table-cell office:value-type="string">
            <text:p>KGU400</text:p>
          </table:table-cell>
          <table:table-cell table:number-columns-repeated="1020"/>
        </table:table-row>
        <table:table-row table:style-name="ro2" table:number-rows-repeated="91">
          <table:table-cell table:number-columns-repeated="1024"/>
        </table:table-row>
        <table:table-row table:style-name="ro2" table:number-rows-repeated="26">
          <table:table-cell table:style-name="ce8" table:number-columns-repeated="2"/>
          <table:table-cell table:number-columns-repeated="1022"/>
        </table:table-row>
        <table:table-row table:style-name="ro2" table:number-rows-repeated="1048410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Medien Energie Reinigung'.A139:'Medien Energie Reinigung'.B164">
            <calcext:condition calcext:apply-style-name="Excel_CondFormat_1_7_1" calcext:value="formula-is([.$C$137]=[.$B$296])" calcext:base-cell-address="'Medien Energie Reinigung'.A139"/>
          </calcext:conditional-format>
        </calcext:conditional-formats>
      </table:table>
      <table:named-expressions>
        <table:named-expression table:name="SHARED_FORMULA_27_29_27_29_0" table:base-cell-address="$'Medien Energie Reinigung'.$AB$30" table:expression="(-1)*([.$C30]*[.$C30])*(1+#REF!)^#REF!"/>
        <table:named-expression table:name="SHARED_FORMULA_39_28_39_28_0" table:base-cell-address="$'Medien Energie Reinigung'.$AN$29" table:expression="([.$C29]*[.$C29])*(1+#REF!)^#REF!"/>
        <table:named-expression table:name="SHARED_FORMULA_40_19_40_19_0" table:base-cell-address="$'Medien Energie Reinigung'.$AO$20" table:expression="[.AN20]*(1+#REF!)"/>
        <table:named-expression table:name="SHARED_FORMULA_40_20_40_20_0" table:base-cell-address="$'Medien Energie Reinigung'.$AO$21" table:expression="[.AN21]*(1+#REF!)"/>
        <table:named-expression table:name="SHARED_FORMULA_40_21_40_21_0" table:base-cell-address="$'Medien Energie Reinigung'.$AO$22" table:expression="[.AN22]*(1+#REF!)"/>
        <table:named-expression table:name="SHARED_FORMULA_40_22_40_22_0" table:base-cell-address="$'Medien Energie Reinigung'.$AO$23" table:expression="[.AN23]*(1+#REF!)"/>
        <table:named-expression table:name="SHARED_FORMULA_40_23_40_23_0" table:base-cell-address="$'Medien Energie Reinigung'.$AO$24" table:expression="[.AN24]*(1+#REF!)"/>
        <table:named-expression table:name="SHARED_FORMULA_40_24_40_24_0" table:base-cell-address="$'Medien Energie Reinigung'.$AO$25" table:expression="[.AN25]*(1+#REF!)"/>
        <table:named-expression table:name="SHARED_FORMULA_40_25_40_25_0" table:base-cell-address="$'Medien Energie Reinigung'.$AO$26" table:expression="[.AN26]*(1+#REF!)"/>
        <table:named-expression table:name="SHARED_FORMULA_40_26_40_26_0" table:base-cell-address="$'Medien Energie Reinigung'.$AO$27" table:expression="[.AN27]*(1+#REF!)"/>
        <table:named-expression table:name="SHARED_FORMULA_40_27_40_27_0" table:base-cell-address="$'Medien Energie Reinigung'.$AO$28" table:expression="[.AN28]*(1+#REF!)"/>
        <table:named-expression table:name="SHARED_FORMULA_7_22_7_22_0" table:base-cell-address="$'Medien Energie Reinigung'.$H$23" table:expression="([.$C23]*[.$C23])*(1+#REF!)"/>
        <table:named-expression table:name="SHARED_FORMULA_7_28_7_28_0" table:base-cell-address="$'Medien Energie Reinigung'.$H$29" table:expression="([.$C29]*[.$C29])*(1+#REF!)^#REF!"/>
        <table:named-expression table:name="SHARED_FORMULA_8_19_8_19_0" table:base-cell-address="$'Medien Energie Reinigung'.$I$20" table:expression="[.H20]*(1+#REF!)"/>
        <table:named-expression table:name="SHARED_FORMULA_8_20_8_20_0" table:base-cell-address="$'Medien Energie Reinigung'.$I$21" table:expression="[.H21]*(1+#REF!)"/>
        <table:named-expression table:name="SHARED_FORMULA_8_21_8_21_0" table:base-cell-address="$'Medien Energie Reinigung'.$I$22" table:expression="[.H22]*(1+#REF!)"/>
        <table:named-expression table:name="SHARED_FORMULA_8_22_8_22_0" table:base-cell-address="$'Medien Energie Reinigung'.$I$23" table:expression="[.H23]*(1+#REF!)"/>
        <table:named-expression table:name="SHARED_FORMULA_8_23_8_23_0" table:base-cell-address="$'Medien Energie Reinigung'.$I$24" table:expression="[.H24]*(1+#REF!)"/>
        <table:named-expression table:name="SHARED_FORMULA_8_24_8_24_0" table:base-cell-address="$'Medien Energie Reinigung'.$I$25" table:expression="[.H25]*(1+#REF!)"/>
        <table:named-expression table:name="SHARED_FORMULA_8_25_8_25_0" table:base-cell-address="$'Medien Energie Reinigung'.$I$26" table:expression="[.H26]*(1+#REF!)"/>
        <table:named-expression table:name="SHARED_FORMULA_8_26_8_26_0" table:base-cell-address="$'Medien Energie Reinigung'.$I$27" table:expression="[.H27]*(1+#REF!)"/>
        <table:named-expression table:name="SHARED_FORMULA_8_27_8_27_0" table:base-cell-address="$'Medien Energie Reinigung'.$I$28" table:expression="[.H28]*(1+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7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6P0"/>
    </number:currency-style>
    <number:number-style style:name="N106">
      <number:number number:decimal-places="0" number:min-integer-digits="1" number:grouping="true"/>
      <number:text> €</number:text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number:min-integer-digits="1" number:grouping="true"/>
      <number:text> €</number:text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5P2" style:volatile="true">
      <number:fill-character> </number:fill-character>
      <number:text>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9P2" style:volatile="true">
      <number:fill-character> </number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3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percentage-style style:name="N132">
      <number:number number:decimal-places="1" number:min-integer-digits="1"/>
      <number:text>%</number:text>
    </number:percentage-style>
    <number:number-style style:name="N133">
      <number:number number:decimal-places="2" number:min-integer-digits="1"/>
      <number:text> m²</number:text>
    </number:number-style>
    <number:number-style style:name="N134">
      <number:number number:decimal-places="2" number:min-integer-digits="1" number:grouping="true"/>
      <number:text> €/m² BGF</number:text>
    </number:number-style>
    <number:number-style style:name="N135">
      <number:fill-character> </number:fill-character>
      <number:number number:decimal-places="2" number:min-integer-digits="1" number:grouping="true"/>
      <number:text> m²</number:text>
    </number:number-style>
    <number:number-style style:name="N136">
      <number:fill-character> </number:fill-character>
      <number:number number:decimal-places="2" number:min-integer-digits="1" number:grouping="true"/>
      <number:text> m³/a</number:text>
    </number:number-style>
    <number:number-style style:name="N137">
      <number:fill-character> </number:fill-character>
      <number:number number:decimal-places="2" number:min-integer-digits="1" number:grouping="true"/>
      <number:text> €/m³</number:text>
    </number:number-style>
    <number:number-style style:name="N138">
      <number:fill-character> </number:fill-character>
      <number:number number:decimal-places="2" number:min-integer-digits="1" number:grouping="true"/>
      <number:text> Jahre</number:text>
    </number:number-style>
    <number:number-style style:name="N139">
      <number:fill-character> </number:fill-character>
      <number:number number:decimal-places="2" number:min-integer-digits="1" number:grouping="true"/>
      <number:text> €/kWh</number:text>
    </number:number-style>
    <number:number-style style:name="N140">
      <number:fill-character> </number:fill-character>
      <number:number number:decimal-places="2" number:min-integer-digits="1" number:grouping="true"/>
      <number:text>  €/kWh</number:text>
    </number:number-style>
    <number:number-style style:name="N141">
      <number:fill-character> </number:fill-character>
      <number:number number:decimal-places="2" number:min-integer-digits="1" number:grouping="true"/>
      <number:text>  €/m³</number:text>
    </number:number-style>
    <number:number-style style:name="N142">
      <number:fill-character> </number:fill-character>
      <number:number number:decimal-places="2" number:min-integer-digits="1" number:grouping="true"/>
      <number:text>  kWh/a</number:text>
    </number:number-style>
    <number:number-style style:name="N143">
      <number:fill-character> </number:fill-character>
      <number:number number:decimal-places="2" number:min-integer-digits="1" number:grouping="true"/>
      <number:text>  m³/a</number:text>
    </number:number-style>
    <number:number-style style:name="N144">
      <number:fill-character> </number:fill-character>
      <number:number number:decimal-places="2" number:min-integer-digits="1" number:grouping="true"/>
      <number:text>  m³/a  </number:text>
    </number:number-style>
    <number:number-style style:name="N145">
      <number:fill-character> </number:fill-character>
      <number:number number:decimal-places="2" number:min-integer-digits="1" number:grouping="true"/>
      <number:text>  m³/a   </number:text>
    </number:number-style>
    <number:number-style style:name="N146">
      <number:number number:decimal-places="2" number:min-integer-digits="1" number:grouping="true"/>
      <number:text>  m³/a</number:text>
    </number:number-style>
    <number:number-style style:name="N147">
      <number:number number:decimal-places="2" number:min-integer-digits="1" number:grouping="true"/>
      <number:text>  kWh/a</number:text>
    </number:number-style>
    <number:number-style style:name="N148">
      <number:fill-character> </number:fill-character>
      <number:number number:decimal-places="2" number:min-integer-digits="1" number:grouping="true"/>
      <number:text> €/h oder €/m2</number:text>
    </number:number-style>
    <number:number-style style:name="N149">
      <number:fill-character> </number:fill-character>
      <number:number number:decimal-places="2" number:min-integer-digits="1" number:grouping="true"/>
      <number:text> €/ME</number:text>
    </number:number-style>
    <number:number-style style:name="N150">
      <number:fill-character> </number:fill-character>
      <number:number number:decimal-places="2" number:min-integer-digits="1" number:grouping="true"/>
      <number:text> ME</number:text>
    </number:number-style>
    <number:number-style style:name="N151">
      <number:number number:decimal-places="0" number:min-integer-digits="0"/>
      <number:text> Jahre</number:text>
    </number:number-style>
    <number:number-style style:name="N152">
      <number:fill-character> </number:fill-character>
      <number:number number:decimal-places="0" number:min-integer-digits="1"/>
      <number:text> Jahre</number:text>
    </number:number-style>
    <number:number-style style:name="N153">
      <number:number number:decimal-places="2" number:min-integer-digits="1" number:grouping="true"/>
      <number:text>  €/m³</number:text>
    </number:number-style>
    <number:number-style style:name="N154">
      <number:number number:decimal-places="2" number:min-integer-digits="1" number:grouping="true"/>
      <number:text>  €/kWh</number:text>
    </number:number-style>
    <number:number-style style:name="N155">
      <number:number number:decimal-places="2" number:min-integer-digits="1" number:grouping="true"/>
      <number:text> €/ME</number:text>
    </number:number-style>
    <number:number-style style:name="N156">
      <number:number number:decimal-places="2" number:min-integer-digits="1" number:grouping="true"/>
      <number:text> ME</number:text>
    </number:number-style>
    <number:number-style style:name="N157">
      <number:number number:decimal-places="0" number:min-integer-digits="1"/>
      <number:text> Jahre</number:text>
    </number:number-style>
    <number:number-style style:name="N159P0" style:volatile="true">
      <number:text>Ja</number:text>
    </number:number-style>
    <number:number-style style:name="N159P1" style:volatile="true">
      <number:text>Ja</number:text>
    </number:number-style>
    <number:number-style style:name="N159">
      <number:text>Nein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Wahr</number:text>
    </number:number-style>
    <number:number-style style:name="N161P1" style:volatile="true">
      <number:text>Wahr</number:text>
    </number:number-style>
    <number:number-style style:name="N161">
      <number:text>Falsch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Ein</number:text>
    </number:number-style>
    <number:number-style style:name="N163P1" style:volatile="true">
      <number:text>Ein</number:text>
    </number:number-style>
    <number:number-style style:name="N163">
      <number:text>Aus</number:text>
      <style:map style:condition="value()&gt;0" style:apply-style-name="N163P0"/>
      <style:map style:condition="value()&lt;0" style:apply-style-name="N163P1"/>
    </number:number-style>
    <number:currency-style style:name="N16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5P0"/>
    </number:currency-style>
    <number:number-style style:name="N166">
      <number:number number:decimal-places="1" number:min-integer-digits="1"/>
    </number:number-style>
    <number:number-style style:name="N167">
      <number:number number:decimal-places="2" number:min-integer-digits="1" number:grouping="true"/>
      <number:text> m²</number:text>
    </number:number-style>
    <number:number-style style:name="N168">
      <number:number number:decimal-places="2" number:min-integer-digits="1" number:grouping="true"/>
      <number:text> €/m²a</number:text>
    </number:number-style>
    <number:number-style style:name="N169">
      <number:number number:decimal-places="2" number:min-integer-digits="1" number:grouping="true"/>
      <number:text> €/m²</number:text>
    </number:number-style>
    <number:number-style style:name="N170">
      <number:number number:decimal-places="0" number:min-integer-digits="1"/>
      <number:text> Jahr</number:text>
    </number:number-style>
    <number:number-style style:name="N171">
      <number:text>Herstellungskosten KGR 300: </number:text>
      <number:number number:decimal-places="2" number:min-integer-digits="1" number:grouping="true"/>
      <number:text> €</number:text>
    </number:number-style>
    <number:number-style style:name="N172">
      <number:text>0,006% der Herstellungskosten KGR 300: </number:text>
      <number:number number:decimal-places="2" number:min-integer-digits="1" number:grouping="true"/>
      <number:text> €</number:text>
    </number:number-style>
    <number:number-style style:name="N173">
      <number:text>&lt;&lt;-- 0,006% der Herstellungskosten KGR 300: </number:text>
      <number:number number:decimal-places="2" number:min-integer-digits="1" number:grouping="true"/>
      <number:text> €</number:text>
    </number:number-style>
    <number:number-style style:name="N174">
      <number:text>&lt;&lt; 0,006% der Herstellungskosten KGR 300: </number:text>
      <number:number number:decimal-places="2" number:min-integer-digits="1" number:grouping="true"/>
      <number:text> €</number:text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7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ingabe_20_2" style:display-name="Eingabe 2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Excel_5f_CondFormat_5f_1_5f_7_5f_1" style:display-name="Excel_CondFormat_1_7_1" style:family="table-cell" style:parent-style-name="Default">
      <style:text-properties fo:color="#969696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.00.0000</text:date>, <text:time style:data-style-name="N2" text:time-value="0000-00-00T09:50: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Lode</meta:initial-creator>
    <meta:creation-date>2013-10-10T09:24:49</meta:creation-date>
    <dc:date>2013-10-10T09:53:01</dc:date>
    <dc:creator>Tobias Lode</dc:creator>
    <meta:editing-duration>PT13M42S</meta:editing-duration>
    <meta:editing-cycles>9</meta:editing-cycles>
    <meta:generator>LibreOffice/4.0.4.2$MacOSX_x86 LibreOffice_project/9e9821abd0ffdbc09cd8c52eaa574fa09eb08f2</meta:generator>
    <meta:document-statistic meta:table-count="3" meta:cell-count="576" meta:object-count="0"/>
  </office:meta>
</office:document-meta>
</file>